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ntextAttributeExporter.setServletContext( ServletContext servlet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rvletContextAttributeExporter.setAttributes(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